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1-19_01-35-55_000.jpg</text:p>
          </table:table-cell>
          <table:table-cell table:style-name="ce27" office:value-type="string">
            <text:p>-*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2-11-19_07-34-18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1-19_01-41-12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1-18_22-02-36_000.jpg</text:p>
          </table:table-cell>
          <table:table-cell table:style-name="ce27" office:value-type="string">
            <text:p>:m :篠笛,shinobue #*# / session-memo:session-1 / 1#1 / p.1:genre=melody,session=hour-22,other=use:alt-fingering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篠笛,shinobue #*# / session-memo:session-1 / 1#1 / p.1:genre=melody,session=hour-22,other=use:alt-fingering,musescore=~">
            <text:p>:m :篠笛,shinobue #*# / session-memo:session-1 / 1#1 / p.1:genre=melody,session=hour-22,other=use:alt-fingering,musescore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 office:value-type="string">
            <text:p>2022-11-19_11-08-55_000.jpg</text:p>
          </table:table-cell>
          <table:table-cell table:style-name="ce27" office:value-type="string">
            <text:p>:m #*# / memo:other(m:other) / topic=習字, about=~,other=~,id=~,content=極;度;電;持;恵;公;位;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#*# / memo:other(m:other) / topic=習字, about=~,other=~,id=~,content=極;度;電;持;恵;公;位;">
            <text:p>:m #*# / memo:other(m:other) / topic=習字, about=~,other=~,id=~,content=極;度;電;持;恵;公;位;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2-11-19_17-22-48_000.jpg</text:p>
          </table:table-cell>
          <table:table-cell table:style-name="ce20" office:value-type="string">
            <text:p>:m dessin,sketch / des. object=コナラ：樹皮 / source=~,location=~,other=~,memo~,found~,id=UV1H,occasion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dessin,sketch / des. object=コナラ：樹皮 / source=~,location=~,other=~,memo~,found~,id=UV1H,occasion=~">
            <text:p>:m dessin,sketch / des. object=コナラ：樹皮 / source=~,location=~,other=~,memo~,found~,id=UV1H,occasion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 office:value-type="string">
            <text:p>2022-11-19_07-34-28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 office:value-type="string">
            <text:p>2022-11-18_20-56-10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1-19_13-08-54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2-11-19_15-04-35_000.mp4</text:p>
          </table:table-cell>
          <table:table-cell table:style-name="ce27" office:value-type="string">
            <text:p>:VIDEO / @自室 / 記録 / jap.flute / 演奏、play / R=1 / genre=melody,for=~,session=hour-15,memo=~,other=use:alt-fingering / follow~,file-id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VIDEO / @自室 / 記録 / jap.flute / 演奏、play / R=1 / genre=melody,for=~,session=hour-15,memo=~,other=use:alt-fingering / follow~,file-id=~">
            <text:p>:VIDEO / @自室 / 記録 / jap.flute / 演奏、play / R=1 / genre=melody,for=~,session=hour-15,memo=~,other=use:alt-fingering / follow~,file-id=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8" office:value-type="string">
            <text:p>2022-11-19_11-08-19_000.jpg</text:p>
          </table:table-cell>
          <table:table-cell table:style-name="ce27" office:value-type="string">
            <text:p>:m #*# RES / JVEMV6 64#171_1_1_yin / 『春秋左氏伝　一』 著者=~,校注=~ / p.45 / w=恵公,topic=~,publisher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#*# RES / JVEMV6 64#171_1_1_yin / 『春秋左氏伝　一』 著者=~,校注=~ / p.45 / w=恵公,topic=~,publisher=~,other=~">
            <text:p>:m #*# RES / JVEMV6 64#171_1_1_yin / 『春秋左氏伝　一』 著者=~,校注=~ / p.45 / w=恵公,topic=~,publisher=~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1-19_11-59-42_000.jpg</text:p>
          </table:table-cell>
          <table:table-cell table:style-name="ce20" office:value-type="string">
            <text:p>:m dessin,sketch / des. object=スイセン：花 / genre=植物,source=~,location=~,other=~,memo~,found~,id=~,occasion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dessin,sketch / des. object=スイセン：花 / genre=植物,source=~,location=~,other=~,memo~,found~,id=~,occasion=~">
            <text:p>:m dessin,sketch / des. object=スイセン：花 / genre=植物,source=~,location=~,other=~,memo~,found~,id=~,occasion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2-11-19_16-36-53_000.jpg</text:p>
          </table:table-cell>
          <table:table-cell table:style-name="ce27" office:value-type="string">
            <text:p>:m RES 1*1 / free# JVEMV6 83#_35:1 / 83. chemistry / topics=有機化学,w=平衡定数,s=~,i=~,other=~,doc=r-1-1~1.1:f-2.7#L.~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m RES 1*1 / free# JVEMV6 83#_35:1 / 83. chemistry / topics=有機化学,w=平衡定数,s=~,i=~,other=~,doc=r-1-1~1.1:f-2.7#L.~1">
            <text:p>:m RES 1*1 / free# JVEMV6 83#_35:1 / 83. chemistry / topics=有機化学,w=平衡定数,s=~,i=~,other=~,doc=r-1-1~1.1:f-2.7#L.~1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0" office:value-type="string">
            <text:p>2022-11-19_19-04-07_000.jpg</text:p>
          </table:table-cell>
          <table:table-cell table:style-name="ce28" office:value-type="string">
            <text:p>:m :篠笛,shinobue #*# / session-memo:session-1 / 1#1 / p.1:genre=melody:variation:2022-11-14~p-1,session=hour-19,other=~,musescore=~,file-id=2022-11-14_19-00-50_000.jpg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4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2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8:Sheet1.C273" table:on-update-keep-styles="true" table:on-update-keep-size="false"/>
        <table:database-range table:name="XXX" table:target-range-address="Sheet1.B268:Sheet1.B268" table:on-update-keep-styles="true" table:on-update-keep-size="false"/>
        <table:database-range table:name="XXX_music" table:target-range-address="Sheet1.B269:Sheet1.B269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0">2022/11/20</text:date>, <text:time>10:33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20T10:33:38.87</dc:date>
    <dc:creator>iwabuchi ken</dc:creator>
    <meta:editing-duration>P51DT2H10M35S</meta:editing-duration>
    <meta:editing-cycles>16529</meta:editing-cycles>
    <meta:document-statistic meta:table-count="2" meta:cell-count="919" meta:object-count="0"/>
    <meta:user-defined meta:name="qrichtext">1</meta:user-defined>
  </office:meta>
</office:document-meta>
</file>